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681in" table:align="margins" style:writing-mode="lr-tb"/>
    </style:style>
    <style:style style:name="Table1.A" style:family="table-column">
      <style:table-column-properties style:column-width="1.4417in" style:rel-column-width="16383*"/>
    </style:style>
    <style:style style:name="Table1.D" style:family="table-column">
      <style:table-column-properties style:column-width="1.4424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681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0625in" style:rel-column-width="12071*"/>
    </style:style>
    <style:style style:name="Table2.B" style:family="table-column">
      <style:table-column-properties style:column-width="4.7056in" style:rel-column-width="5346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fedd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text-align="justify" style:justify-single-word="false" fo:break-before="page"/>
      <style:text-properties officeooo:paragraph-rsid="00b9e2e6"/>
    </style:style>
    <style:style style:name="P5" style:family="paragraph" style:parent-style-name="Heading_20_1">
      <style:paragraph-properties fo:text-align="justify" style:justify-single-word="false" fo:break-before="page"/>
      <style:text-properties officeooo:paragraph-rsid="0041272e"/>
    </style:style>
    <style:style style:name="P6" style:family="paragraph" style:parent-style-name="Heading_20_1">
      <style:paragraph-properties fo:text-align="justify" style:justify-single-word="false" fo:break-before="page"/>
      <style:text-properties officeooo:paragraph-rsid="0143b8ff"/>
    </style:style>
    <style:style style:name="P7" style:family="paragraph" style:parent-style-name="Heading_20_1">
      <style:paragraph-properties fo:break-before="page"/>
      <style:text-properties officeooo:paragraph-rsid="01445f08"/>
    </style:style>
    <style:style style:name="P8" style:family="paragraph" style:parent-style-name="Heading_20_1">
      <style:paragraph-properties fo:break-before="page"/>
      <style:text-properties officeooo:paragraph-rsid="01454de9"/>
    </style:style>
    <style:style style:name="P9" style:family="paragraph" style:parent-style-name="Title">
      <style:paragraph-properties fo:text-align="center" style:justify-single-word="false" fo:break-before="page"/>
      <style:text-properties style:font-name="Calibri" fo:font-weight="bold" style:font-weight-asian="bold" style:font-name-complex="Calibri2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/>
      <style:text-properties fo:font-size="14pt" fo:font-style="italic" officeooo:rsid="0010ab77" style:font-size-asian="14pt" style:font-style-asian="italic"/>
    </style:style>
    <style:style style:name="P13" style:family="paragraph" style:parent-style-name="Standard">
      <style:paragraph-properties fo:margin-top="0in" fo:margin-bottom="0in" loext:contextual-spacing="false"/>
      <style:text-properties fo:font-size="14pt" fo:font-style="italic" officeooo:rsid="012d5907" officeooo:paragraph-rsid="012d5907" style:font-size-asian="14pt" style:font-style-asian="italic"/>
    </style:style>
    <style:style style:name="P14" style:family="paragraph" style:parent-style-name="Standard">
      <style:paragraph-properties fo:margin-top="0in" fo:margin-bottom="0in" loext:contextual-spacing="false"/>
      <style:text-properties fo:font-size="14pt" fo:font-weight="bold" officeooo:rsid="00faf1c9" officeooo:paragraph-rsid="00faf1c9" style:font-size-asian="14pt" style:font-weight-asian="bold"/>
    </style:style>
    <style:style style:name="P15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16" style:family="paragraph" style:parent-style-name="Standard">
      <style:paragraph-properties fo:margin-top="0in" fo:margin-bottom="0in" loext:contextual-spacing="false"/>
      <style:text-properties fo:font-style="italic" officeooo:rsid="00128a5d" style:font-style-asian="italic"/>
    </style:style>
    <style:style style:name="P17" style:family="paragraph" style:parent-style-name="Standard">
      <style:paragraph-properties fo:margin-top="0in" fo:margin-bottom="0in" loext:contextual-spacing="false"/>
      <style:text-properties officeooo:rsid="0110ac33" fo:background-color="#ffff00"/>
    </style:style>
    <style:style style:name="P18" style:family="paragraph" style:parent-style-name="Heading_20_2">
      <style:text-properties officeooo:paragraph-rsid="0022edbe"/>
    </style:style>
    <style:style style:name="P19" style:family="paragraph" style:parent-style-name="Heading_20_2">
      <style:text-properties fo:font-size="10pt" fo:font-style="italic" style:font-size-asian="10pt" style:font-style-asian="italic"/>
    </style:style>
    <style:style style:name="P20" style:family="paragraph" style:parent-style-name="Heading_20_2">
      <style:paragraph-properties fo:text-align="justify" style:justify-single-word="false"/>
      <style:text-properties officeooo:paragraph-rsid="003a81af"/>
    </style:style>
    <style:style style:name="P21" style:family="paragraph" style:parent-style-name="Heading_20_2">
      <style:paragraph-properties fo:text-align="justify" style:justify-single-word="false"/>
      <style:text-properties officeooo:paragraph-rsid="00403025"/>
    </style:style>
    <style:style style:name="P22" style:family="paragraph" style:parent-style-name="Heading_20_2">
      <style:paragraph-properties fo:text-align="justify" style:justify-single-word="false"/>
      <style:text-properties officeooo:paragraph-rsid="00c19c7c"/>
    </style:style>
    <style:style style:name="P23" style:family="paragraph" style:parent-style-name="Heading_20_3">
      <style:text-properties fo:color="#000000" style:text-underline-style="none" officeooo:rsid="010edcc3" officeooo:paragraph-rsid="010edcc3"/>
    </style:style>
    <style:style style:name="P2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Calibri1" fo:font-size="12pt" officeooo:rsid="003d384b" style:font-name-asian="Calibri2" style:font-size-asian="12pt" style:font-name-complex="Noto Sans Arabic" style:font-size-complex="12pt"/>
    </style:style>
    <style:style style:name="P26" style:family="paragraph" style:parent-style-name="Text_20_body">
      <style:text-properties fo:color="#000000" style:font-name="Calibri1" fo:font-size="12pt" officeooo:rsid="006f1ca7" officeooo:paragraph-rsid="00b2ccb1" style:font-name-asian="Calibri2" style:font-size-asian="12pt" style:font-name-complex="Noto Sans Arabic" style:font-size-complex="12pt"/>
    </style:style>
    <style:style style:name="P27" style:family="paragraph" style:parent-style-name="Table_20_Contents">
      <style:text-properties style:font-name="Calibri Light" fo:font-size="13pt" style:font-name-asian="Calibri2" style:font-size-asian="13pt" style:font-name-complex="Noto Sans Arabic" style:font-size-complex="13pt"/>
    </style:style>
    <style:style style:name="P28" style:family="paragraph" style:parent-style-name="Table_20_Contents">
      <style:text-properties style:font-name="Calibri Light" fo:font-size="13pt" officeooo:rsid="010489e7" officeooo:paragraph-rsid="010489e7" style:font-name-asian="Calibri2" style:font-size-asian="13pt" style:font-name-complex="Noto Sans Arabic" style:font-size-complex="13pt"/>
    </style:style>
    <style:style style:name="P29" style:family="paragraph" style:parent-style-name="Table_20_Contents">
      <style:text-properties style:font-name="Calibri Light" fo:font-size="13pt" officeooo:rsid="01178f4a" officeooo:paragraph-rsid="01178f4a" style:font-name-asian="Calibri2" style:font-size-asian="13pt" style:font-name-complex="Noto Sans Arabic" style:font-size-complex="13pt"/>
    </style:style>
    <style:style style:name="P30" style:family="paragraph" style:parent-style-name="Table_20_Contents">
      <style:text-properties style:font-name="Calibri Light" fo:font-size="13pt" officeooo:rsid="01194357" officeooo:paragraph-rsid="01194357" style:font-name-asian="Calibri2" style:font-size-asian="13pt" style:font-name-complex="Noto Sans Arabic" style:font-size-complex="13pt"/>
    </style:style>
    <style:style style:name="P31" style:family="paragraph" style:parent-style-name="Table_20_Contents">
      <style:text-properties style:font-name="Calibri Light" fo:font-size="13pt" officeooo:rsid="011a3b14" officeooo:paragraph-rsid="011a3b14" style:font-name-asian="Calibri2" style:font-size-asian="13pt" style:font-name-complex="Noto Sans Arabic" style:font-size-complex="13pt"/>
    </style:style>
    <style:style style:name="P32" style:family="paragraph" style:parent-style-name="Table_20_Contents">
      <style:text-properties style:font-name="Calibri Light" fo:font-size="13pt" officeooo:rsid="011bea3a" officeooo:paragraph-rsid="011bea3a" style:font-name-asian="Calibri2" style:font-size-asian="13pt" style:font-name-complex="Noto Sans Arabic" style:font-size-complex="13pt"/>
    </style:style>
    <style:style style:name="P33" style:family="paragraph" style:parent-style-name="Table_20_Contents">
      <style:text-properties officeooo:rsid="010cc0b5" officeooo:paragraph-rsid="010cc0b5"/>
    </style:style>
    <style:style style:name="P34" style:family="paragraph" style:parent-style-name="Table_20_Contents">
      <style:text-properties officeooo:paragraph-rsid="01148026"/>
    </style:style>
    <style:style style:name="P35" style:family="paragraph" style:parent-style-name="Table_20_Contents">
      <style:text-properties officeooo:paragraph-rsid="01178f4a"/>
    </style:style>
    <style:style style:name="P36" style:family="paragraph" style:parent-style-name="Table_20_Contents">
      <style:text-properties officeooo:paragraph-rsid="011a3b14"/>
    </style:style>
    <style:style style:name="P37" style:family="paragraph" style:parent-style-name="Table_20_Contents">
      <style:text-properties officeooo:paragraph-rsid="011bea3a"/>
    </style:style>
    <style:style style:name="P38" style:family="paragraph" style:parent-style-name="Table_20_Contents">
      <style:text-properties officeooo:paragraph-rsid="013908d5"/>
    </style:style>
    <style:style style:name="P39" style:family="paragraph" style:parent-style-name="Title">
      <style:paragraph-properties fo:text-align="center" style:justify-single-word="false"/>
      <style:text-properties style:font-name="Calibri" fo:font-weight="bold" style:font-weight-asian="bold" style:font-name-complex="Calibri2"/>
    </style:style>
    <style:style style:name="P40" style:family="paragraph" style:parent-style-name="Title">
      <style:paragraph-properties fo:text-align="center" style:justify-single-word="false"/>
      <style:text-properties style:font-name="Calibri" fo:font-size="28pt" fo:letter-spacing="-0.0071in" fo:font-weight="bold" officeooo:rsid="012c98db" officeooo:paragraph-rsid="012c98db" style:letter-kerning="true" style:font-name-asian="Calibri2" style:font-size-asian="28pt" style:font-weight-asian="bold" style:font-name-complex="Calibri2" style:font-size-complex="28pt"/>
    </style:style>
    <style:style style:name="P41" style:family="paragraph" style:parent-style-name="Title">
      <style:text-properties officeooo:paragraph-rsid="00f5c246"/>
    </style:style>
    <style:style style:name="P42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text-align="justify" style:justify-single-word="false"/>
      <style:text-properties style:text-position="super 58%" fo:font-size="14pt" officeooo:rsid="0060b993" officeooo:paragraph-rsid="0032f8eb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color="#2e74b5" style:font-name="Calibri Light" fo:font-size="13pt" officeooo:rsid="0022edbe" officeooo:paragraph-rsid="003a81af" style:font-name-asian="Calibri2" style:font-size-asian="13pt" style:font-name-complex="Noto Sans Arabic" style:font-size-complex="13pt"/>
    </style:style>
    <style:style style:name="P47" style:family="paragraph" style:parent-style-name="Standard">
      <style:paragraph-properties fo:text-align="justify" style:justify-single-word="false"/>
      <style:text-properties fo:color="#2e74b5" style:font-name="Calibri Light" fo:font-size="13pt" officeooo:rsid="0022edbe" officeooo:paragraph-rsid="00403025" style:font-name-asian="Calibri2" style:font-size-asian="13pt" style:font-name-complex="Noto Sans Arabic" style:font-size-complex="13pt"/>
    </style:style>
    <style:style style:name="P48" style:family="paragraph" style:parent-style-name="Standard">
      <style:paragraph-properties fo:text-align="justify" style:justify-single-word="false"/>
      <style:text-properties fo:color="#2e74b5" style:font-name="Calibri Light" fo:font-size="13pt" officeooo:rsid="00378926" officeooo:paragraph-rsid="00403025" style:font-name-asian="Calibri2" style:font-size-asian="13pt" style:font-name-complex="Noto Sans Arabic" style:font-size-complex="13pt"/>
    </style:style>
    <style:style style:name="P49" style:family="paragraph" style:parent-style-name="Standard">
      <style:text-properties fo:color="#2e74b5" style:font-name="Calibri Light" fo:font-size="13pt" officeooo:rsid="010bc8de" officeooo:paragraph-rsid="010bc8de" style:font-name-asian="Calibri2" style:font-size-asian="13pt" style:font-name-complex="Noto Sans Arabic" style:font-size-complex="13pt"/>
    </style:style>
    <style:style style:name="P50" style:family="paragraph" style:parent-style-name="Standard">
      <style:paragraph-properties fo:text-align="justify" style:justify-single-word="false"/>
      <style:text-properties fo:color="#2e74b5" style:font-name="Calibri Light" fo:font-size="13pt" officeooo:rsid="01122b90" officeooo:paragraph-rsid="003a81af" style:font-name-asian="Calibri2" style:font-size-asian="13pt" style:font-name-complex="Noto Sans Arabic" style:font-size-complex="13pt"/>
    </style:style>
    <style:style style:name="P51" style:family="paragraph" style:parent-style-name="Standard">
      <style:paragraph-properties fo:text-align="justify" style:justify-single-word="false"/>
      <style:text-properties fo:color="#2e74b5" style:font-name="Calibri Light" fo:font-size="16pt" officeooo:rsid="00b9e2e6" officeooo:paragraph-rsid="00b9e2e6" style:font-name-asian="Calibri2" style:font-size-asian="16pt" style:font-name-complex="Noto Sans Arabic" style:font-size-complex="16pt"/>
    </style:style>
    <style:style style:name="P52" style:family="paragraph" style:parent-style-name="Standard">
      <style:paragraph-properties fo:text-align="justify" style:justify-single-word="false"/>
      <style:text-properties fo:color="#2e74b5" style:font-name="Calibri Light" fo:font-size="15pt" officeooo:rsid="01292cb3" officeooo:paragraph-rsid="00c19c7c" style:font-name-asian="Calibri2" style:font-size-asian="15pt" style:font-name-complex="Noto Sans Arabic" style:font-size-complex="15pt"/>
    </style:style>
    <style:style style:name="P53" style:family="paragraph" style:parent-style-name="Standard">
      <style:text-properties fo:font-size="14pt" style:font-size-asian="14pt"/>
    </style:style>
    <style:style style:name="P54" style:family="paragraph" style:parent-style-name="Standard">
      <style:text-properties fo:font-size="16pt" fo:font-weight="bold" style:font-size-asian="16pt" style:font-weight-asian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f3fb41" officeooo:paragraph-rsid="00f3fb41" style:font-size-asian="16pt" style:font-weight-asian="bold"/>
    </style:style>
    <style:style style:name="P56" style:family="paragraph" style:parent-style-name="Standard">
      <style:text-properties fo:font-size="16pt" style:font-size-asian="16pt"/>
    </style:style>
    <style:style style:name="P57" style:family="paragraph" style:parent-style-name="Standard">
      <style:paragraph-properties fo:text-align="justify" style:justify-single-word="false"/>
      <style:text-properties fo:background-color="#ffff00"/>
    </style:style>
    <style:style style:name="P58" style:family="paragraph" style:parent-style-name="Standard">
      <style:paragraph-properties fo:text-align="justify" style:justify-single-word="false"/>
      <style:text-properties officeooo:rsid="0033983f" officeooo:paragraph-rsid="0033983f"/>
    </style:style>
    <style:style style:name="P59" style:family="paragraph" style:parent-style-name="Standard">
      <style:paragraph-properties fo:text-align="justify" style:justify-single-word="false"/>
      <style:text-properties officeooo:rsid="006f1ca7" officeooo:paragraph-rsid="006f1ca7"/>
    </style:style>
    <style:style style:name="P60" style:family="paragraph" style:parent-style-name="Standard">
      <style:paragraph-properties fo:text-align="justify" style:justify-single-word="false"/>
      <style:text-properties officeooo:rsid="00378926" officeooo:paragraph-rsid="003a81af"/>
    </style:style>
    <style:style style:name="P61" style:family="paragraph" style:parent-style-name="Standard">
      <style:paragraph-properties fo:text-align="justify" style:justify-single-word="false"/>
      <style:text-properties fo:color="#000000" fo:font-size="12pt" officeooo:rsid="01122b90" officeooo:paragraph-rsid="01122b90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color="#000000" style:font-name="Calibri Light" fo:font-size="12pt" officeooo:rsid="01122b90" officeooo:paragraph-rsid="003a81af" style:font-name-asian="Calibri2" style:font-size-asian="12pt" style:font-name-complex="Noto Sans Arabic" style:font-size-complex="12pt"/>
    </style:style>
    <style:style style:name="P63" style:family="paragraph" style:parent-style-name="Standard">
      <style:paragraph-properties fo:text-align="justify" style:justify-single-word="false"/>
      <style:text-properties fo:color="#000000" style:font-name="Calibri Light" fo:font-size="12pt" officeooo:rsid="01292cb3" officeooo:paragraph-rsid="01292cb3" style:font-name-asian="Calibri2" style:font-size-asian="12pt" style:font-name-complex="Noto Sans Arabic" style:font-size-complex="12pt"/>
    </style:style>
    <style:style style:name="P64" style:family="paragraph" style:parent-style-name="Title" style:master-page-name="First_20_Page">
      <style:paragraph-properties fo:text-align="center" style:justify-single-word="false" style:page-number="auto"/>
      <style:text-properties style:font-name="Calibri" fo:font-weight="bold" style:font-weight-asian="bold" style:font-name-complex="Calibri2"/>
    </style:style>
    <style:style style:name="P65" style:family="paragraph" style:parent-style-name="Table_20_Contents">
      <style:text-properties officeooo:paragraph-rsid="010cc0b5"/>
    </style:style>
    <style:style style:name="P66" style:family="paragraph" style:parent-style-name="Bibliography">
      <style:paragraph-properties fo:margin-left="0in" fo:margin-right="0in" fo:text-indent="0in" style:auto-text-indent="false"/>
    </style:style>
    <style:style style:name="P67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2" style:list-style-name="WWNum3">
      <style:text-properties officeooo:rsid="010bc8de" officeooo:paragraph-rsid="010bc8de"/>
    </style:style>
    <style:style style:name="P72" style:family="paragraph" style:parent-style-name="Standard">
      <style:paragraph-properties fo:text-align="justify" style:justify-single-word="false"/>
      <style:text-properties fo:color="#2e74b5" style:font-name="Calibri Light" fo:font-size="13pt" officeooo:rsid="00238b3e" officeooo:paragraph-rsid="00403025" style:font-name-asian="Calibri2" style:font-size-asian="13pt" style:font-name-complex="Noto Sans Arabic" style:font-size-complex="13pt"/>
    </style:style>
    <style:style style:name="P73" style:family="paragraph" style:parent-style-name="Standard">
      <style:paragraph-properties fo:text-align="justify" style:justify-single-word="false"/>
      <style:text-properties fo:color="#2e74b5" style:font-name="Calibri Light" fo:font-size="16pt" officeooo:rsid="013edcc6" officeooo:paragraph-rsid="00d0ace8" style:font-name-asian="Calibri2" style:font-size-asian="16pt" style:font-name-complex="Noto Sans Arabic" style:font-size-complex="16pt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style:font-name="Calibri Light" fo:font-size="12pt" officeooo:rsid="01292cb3" officeooo:paragraph-rsid="01292cb3" style:font-name-asian="Calibri2" style:font-size-asian="12pt" style:font-name-complex="Noto Sans Arabic" style:font-size-complex="12pt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style:font-name="Calibri Light" fo:font-size="12pt" officeooo:rsid="014a8a79" officeooo:paragraph-rsid="014a8a79" style:font-name-asian="Calibri2" style:font-size-asian="12pt" style:font-name-complex="Noto Sans Arabic" style:font-size-complex="12pt"/>
    </style:style>
    <style:style style:name="P76" style:family="paragraph" style:parent-style-name="Text_20_body">
      <style:paragraph-properties fo:text-align="justify" style:justify-single-word="false"/>
      <style:text-properties fo:color="#2e74b5" style:font-name="Calibri Light" fo:font-size="15pt" officeooo:rsid="00c968a7" style:font-name-asian="Calibri2" style:font-size-asian="15pt" style:font-name-complex="Noto Sans Arabic" style:font-size-complex="15pt"/>
    </style:style>
    <style:style style:name="P7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8" style:family="paragraph" style:parent-style-name="Text_20_body">
      <style:paragraph-properties fo:text-align="justify" style:justify-single-word="false"/>
      <style:text-properties fo:font-size="12pt" officeooo:rsid="014bff72" officeooo:paragraph-rsid="014bff72" style:font-size-asian="12pt" style:font-size-complex="12pt"/>
    </style:style>
    <style:style style:name="P79" style:family="paragraph" style:parent-style-name="Text_20_body" style:list-style-name="L2">
      <style:paragraph-properties fo:text-align="justify" style:justify-single-word="false"/>
      <style:text-properties fo:font-size="12pt" officeooo:rsid="015484bb" officeooo:paragraph-rsid="015484bb" style:font-size-asian="12pt" style:font-size-complex="12pt"/>
    </style:style>
    <style:style style:name="P80" style:family="paragraph" style:parent-style-name="Text_20_body" style:list-style-name="L2">
      <style:paragraph-properties fo:text-align="justify" style:justify-single-word="false"/>
      <style:text-properties fo:font-size="12pt" officeooo:rsid="01599b59" officeooo:paragraph-rsid="01599b59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452947" style:font-style-asian="italic" style:font-style-complex="italic"/>
    </style:style>
    <style:style style:name="T3" style:family="text">
      <style:text-properties fo:font-style="italic" officeooo:rsid="001feddf" style:font-style-asian="italic" style:font-style-complex="italic"/>
    </style:style>
    <style:style style:name="T4" style:family="text">
      <style:text-properties fo:font-style="italic" officeooo:rsid="01485c24" style:font-style-asian="italic" style:font-style-complex="italic"/>
    </style:style>
    <style:style style:name="T5" style:family="text">
      <style:text-properties fo:font-style="italic" fo:font-weight="bold" officeooo:rsid="012d5907" style:font-style-asian="italic" style:font-weight-asian="bold" style:font-style-complex="italic" style:font-weight-complex="bold"/>
    </style:style>
    <style:style style:name="T6" style:family="text">
      <style:text-properties officeooo:rsid="0020e9d6"/>
    </style:style>
    <style:style style:name="T7" style:family="text">
      <style:text-properties fo:font-size="14pt" fo:font-weight="bold" officeooo:rsid="0010ab77" style:font-size-asian="14pt" style:font-weight-asian="bold"/>
    </style:style>
    <style:style style:name="T8" style:family="text">
      <style:text-properties fo:font-size="14pt" fo:font-weight="bold" officeooo:rsid="00f90a88" style:font-size-asian="14pt" style:font-weight-asian="bold"/>
    </style:style>
    <style:style style:name="T9" style:family="text">
      <style:text-properties fo:font-size="14pt" fo:font-weight="bold" officeooo:rsid="00128a5d" style:font-size-asian="14pt" style:font-weight-asian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ize="16pt" fo:font-weight="bold" officeooo:rsid="001d12fe" style:font-size-asian="16pt" style:font-weight-asian="bold"/>
    </style:style>
    <style:style style:name="T12" style:family="text">
      <style:text-properties fo:font-size="16pt" fo:font-weight="bold" officeooo:rsid="00faf1c9" style:font-size-asian="16pt" style:font-weight-asian="bold"/>
    </style:style>
    <style:style style:name="T13" style:family="text">
      <style:text-properties fo:color="#2e74b5" style:font-name="Calibri Light" fo:font-size="16pt" officeooo:rsid="00378926" style:font-name-asian="Calibri2" style:font-size-asian="16pt" style:font-name-complex="Noto Sans Arabic" style:font-size-complex="16pt"/>
    </style:style>
    <style:style style:name="T14" style:family="text">
      <style:text-properties fo:color="#2e74b5" style:font-name="Calibri Light" fo:font-size="16pt" officeooo:rsid="00403025" style:font-name-asian="Calibri2" style:font-size-asian="16pt" style:font-name-complex="Noto Sans Arabic" style:font-size-complex="16pt"/>
    </style:style>
    <style:style style:name="T15" style:family="text">
      <style:text-properties fo:color="#2e74b5" style:font-name="Calibri Light" fo:font-size="16pt" officeooo:rsid="010289b0" style:font-name-asian="Calibri2" style:font-size-asian="16pt" style:font-name-complex="Noto Sans Arabic" style:font-size-complex="16pt"/>
    </style:style>
    <style:style style:name="T16" style:family="text">
      <style:text-properties fo:color="#2e74b5" style:font-name="Calibri Light" fo:font-size="16pt" officeooo:rsid="00fccaa4" style:font-name-asian="Calibri2" style:font-size-asian="16pt" style:font-name-complex="Noto Sans Arabic" style:font-size-complex="16pt"/>
    </style:style>
    <style:style style:name="T17" style:family="text">
      <style:text-properties fo:color="#2e74b5" style:font-name="Calibri Light" fo:font-size="16pt" officeooo:rsid="00fd6347" style:font-name-asian="Calibri2" style:font-size-asian="16pt" style:font-name-complex="Noto Sans Arabic" style:font-size-complex="16pt"/>
    </style:style>
    <style:style style:name="T18" style:family="text">
      <style:text-properties fo:color="#2e74b5" style:font-name="Calibri Light" fo:font-size="16pt" officeooo:rsid="0041272e" style:font-name-asian="Calibri2" style:font-size-asian="16pt" style:font-name-complex="Noto Sans Arabic" style:font-size-complex="16pt"/>
    </style:style>
    <style:style style:name="T19" style:family="text">
      <style:text-properties fo:color="#2e74b5" style:font-name="Calibri Light" fo:font-size="16pt" officeooo:rsid="01058d6b" style:font-name-asian="Calibri2" style:font-size-asian="16pt" style:font-name-complex="Noto Sans Arabic" style:font-size-complex="16pt"/>
    </style:style>
    <style:style style:name="T20" style:family="text">
      <style:text-properties fo:color="#2e74b5" style:font-name="Calibri Light" fo:font-size="16pt" officeooo:rsid="00b9e2e6" style:font-name-asian="Calibri2" style:font-size-asian="16pt" style:font-name-complex="Noto Sans Arabic" style:font-size-complex="16pt"/>
    </style:style>
    <style:style style:name="T21" style:family="text">
      <style:text-properties fo:color="#2e74b5" style:font-name="Calibri Light" fo:font-size="16pt" officeooo:rsid="01089687" style:font-name-asian="Calibri2" style:font-size-asian="16pt" style:font-name-complex="Noto Sans Arabic" style:font-size-complex="16pt"/>
    </style:style>
    <style:style style:name="T22" style:family="text">
      <style:text-properties fo:color="#2e74b5" style:font-name="Calibri Light" fo:font-size="16pt" officeooo:rsid="013c43ff" style:font-name-asian="Calibri2" style:font-size-asian="16pt" style:font-name-complex="Noto Sans Arabic" style:font-size-complex="16pt"/>
    </style:style>
    <style:style style:name="T23" style:family="text">
      <style:text-properties fo:color="#2e74b5" style:font-name="Calibri Light" fo:font-size="16pt" officeooo:rsid="013c6828" style:font-name-asian="Calibri2" style:font-size-asian="16pt" style:font-name-complex="Noto Sans Arabic" style:font-size-complex="16pt"/>
    </style:style>
    <style:style style:name="T24" style:family="text">
      <style:text-properties fo:color="#2e74b5" style:font-name="Calibri Light" fo:font-size="16pt" officeooo:rsid="014066cc" style:font-name-asian="Calibri2" style:font-size-asian="16pt" style:font-name-complex="Noto Sans Arabic" style:font-size-complex="16pt"/>
    </style:style>
    <style:style style:name="T25" style:family="text">
      <style:text-properties fo:color="#2e74b5" style:font-name="Calibri Light" fo:font-size="16pt" officeooo:rsid="0143a3bd" style:font-name-asian="Calibri2" style:font-size-asian="16pt" style:font-name-complex="Noto Sans Arabic" style:font-size-complex="16pt"/>
    </style:style>
    <style:style style:name="T26" style:family="text">
      <style:text-properties fo:color="#2e74b5" style:font-name="Calibri Light" fo:font-size="13pt" style:font-name-asian="Calibri2" style:font-size-asian="13pt" style:font-name-complex="Noto Sans Arabic" style:font-size-complex="13pt"/>
    </style:style>
    <style:style style:name="T27" style:family="text">
      <style:text-properties fo:color="#2e74b5" style:font-name="Calibri Light" fo:font-size="13pt" officeooo:rsid="0022edbe" style:font-name-asian="Calibri2" style:font-size-asian="13pt" style:font-name-complex="Noto Sans Arabic" style:font-size-complex="13pt"/>
    </style:style>
    <style:style style:name="T28" style:family="text">
      <style:text-properties fo:color="#2e74b5" style:font-name="Calibri Light" fo:font-size="13pt" officeooo:rsid="00238b3e" style:font-name-asian="Calibri2" style:font-size-asian="13pt" style:font-name-complex="Noto Sans Arabic" style:font-size-complex="13pt"/>
    </style:style>
    <style:style style:name="T29" style:family="text">
      <style:text-properties fo:color="#2e74b5" style:font-name="Calibri Light" fo:font-size="13pt" officeooo:rsid="003a81af" style:font-name-asian="Calibri2" style:font-size-asian="13pt" style:font-name-complex="Noto Sans Arabic" style:font-size-complex="13pt"/>
    </style:style>
    <style:style style:name="T30" style:family="text">
      <style:text-properties fo:color="#2e74b5" style:font-name="Calibri Light" fo:font-size="13pt" officeooo:rsid="00378926" style:font-name-asian="Calibri2" style:font-size-asian="13pt" style:font-name-complex="Noto Sans Arabic" style:font-size-complex="13pt"/>
    </style:style>
    <style:style style:name="T31" style:family="text">
      <style:text-properties fo:color="#2e74b5" style:font-name="Calibri Light" fo:font-size="13pt" officeooo:rsid="00403025" style:font-name-asian="Calibri2" style:font-size-asian="13pt" style:font-name-complex="Noto Sans Arabic" style:font-size-complex="13pt"/>
    </style:style>
    <style:style style:name="T32" style:family="text">
      <style:text-properties fo:color="#2e74b5" style:font-name="Calibri Light" fo:font-size="13pt" officeooo:rsid="010e2125" style:font-name-asian="Calibri2" style:font-size-asian="13pt" style:font-name-complex="Noto Sans Arabic" style:font-size-complex="13pt"/>
    </style:style>
    <style:style style:name="T33" style:family="text">
      <style:text-properties fo:color="#2e74b5" style:font-name="Calibri Light" fo:font-size="13pt" officeooo:rsid="01122b90" style:font-name-asian="Calibri2" style:font-size-asian="13pt" style:font-name-complex="Noto Sans Arabic" style:font-size-complex="13pt"/>
    </style:style>
    <style:style style:name="T34" style:family="text">
      <style:text-properties fo:color="#2e74b5" style:font-name="Calibri Light" fo:font-size="13pt" officeooo:rsid="01134d25" style:font-name-asian="Calibri2" style:font-size-asian="13pt" style:font-name-complex="Noto Sans Arabic" style:font-size-complex="13pt"/>
    </style:style>
    <style:style style:name="T35" style:family="text">
      <style:text-properties fo:color="#2e74b5" style:font-name="Calibri Light" fo:font-size="15pt" officeooo:rsid="00c19c7c" style:font-name-asian="Calibri2" style:font-size-asian="15pt" style:font-name-complex="Noto Sans Arabic" style:font-size-complex="15pt"/>
    </style:style>
    <style:style style:name="T36" style:family="text">
      <style:text-properties fo:color="#2e74b5" style:font-name="Calibri Light" fo:font-size="15pt" officeooo:rsid="00378926" style:font-name-asian="Calibri2" style:font-size-asian="15pt" style:font-name-complex="Noto Sans Arabic" style:font-size-complex="15pt"/>
    </style:style>
    <style:style style:name="T37" style:family="text">
      <style:text-properties fo:color="#2e74b5" style:font-name="Calibri Light" fo:font-size="15pt" officeooo:rsid="01292cb3" style:font-name-asian="Calibri2" style:font-size-asian="15pt" style:font-name-complex="Noto Sans Arabic" style:font-size-complex="15pt"/>
    </style:style>
    <style:style style:name="T38" style:family="text">
      <style:text-properties officeooo:rsid="00378926"/>
    </style:style>
    <style:style style:name="T39" style:family="text">
      <style:text-properties officeooo:rsid="003a81af"/>
    </style:style>
    <style:style style:name="T40" style:family="text">
      <style:text-properties style:font-name="Calibri Light" style:font-name-asian="Calibri2" style:font-name-complex="Noto Sans Arabic"/>
    </style:style>
    <style:style style:name="T41" style:family="text">
      <style:text-properties style:font-name="Calibri Light" officeooo:rsid="012da4e8" style:font-name-asian="Calibri2" style:font-name-complex="Noto Sans Arabic"/>
    </style:style>
    <style:style style:name="T42" style:family="text">
      <style:text-properties style:font-name="Calibri Light" officeooo:rsid="0158b213" style:font-name-asian="Calibri2" style:font-name-complex="Noto Sans Arabic"/>
    </style:style>
    <style:style style:name="T43" style:family="text">
      <style:text-properties style:font-name="Calibri Light" fo:font-weight="bold" style:font-name-asian="Calibri2" style:font-weight-asian="bold" style:font-name-complex="Noto Sans Arabic" style:font-weight-complex="bold"/>
    </style:style>
    <style:style style:name="T44" style:family="text">
      <style:text-properties style:font-name="Calibri Light" fo:font-size="13pt" officeooo:rsid="01148026" style:font-name-asian="Calibri2" style:font-size-asian="13pt" style:font-name-complex="Noto Sans Arabic" style:font-size-complex="13pt"/>
    </style:style>
    <style:style style:name="T45" style:family="text">
      <style:text-properties style:font-name="Calibri Light" fo:font-size="13pt" officeooo:rsid="0116d9f2" style:font-name-asian="Calibri2" style:font-size-asian="13pt" style:font-name-complex="Noto Sans Arabic" style:font-size-complex="13pt"/>
    </style:style>
    <style:style style:name="T46" style:family="text">
      <style:text-properties style:font-name="Calibri Light" fo:font-size="13pt" officeooo:rsid="012f4f20" style:font-name-asian="Calibri2" style:font-size-asian="13pt" style:font-name-complex="Noto Sans Arabic" style:font-size-complex="13pt"/>
    </style:style>
    <style:style style:name="T47" style:family="text">
      <style:text-properties style:font-name="Calibri Light" fo:font-size="13pt" officeooo:rsid="01178f4a" style:font-name-asian="Calibri2" style:font-size-asian="13pt" style:font-name-complex="Noto Sans Arabic" style:font-size-complex="13pt"/>
    </style:style>
    <style:style style:name="T48" style:family="text">
      <style:text-properties style:font-name="Calibri Light" fo:font-size="13pt" officeooo:rsid="0117b81a" style:font-name-asian="Calibri2" style:font-size-asian="13pt" style:font-name-complex="Noto Sans Arabic" style:font-size-complex="13pt"/>
    </style:style>
    <style:style style:name="T49" style:family="text">
      <style:text-properties style:font-name="Calibri Light" fo:font-size="13pt" officeooo:rsid="0130892a" style:font-name-asian="Calibri2" style:font-size-asian="13pt" style:font-name-complex="Noto Sans Arabic" style:font-size-complex="13pt"/>
    </style:style>
    <style:style style:name="T50" style:family="text">
      <style:text-properties style:font-name="Calibri Light" fo:font-size="13pt" officeooo:rsid="011a3b14" style:font-name-asian="Calibri2" style:font-size-asian="13pt" style:font-name-complex="Noto Sans Arabic" style:font-size-complex="13pt"/>
    </style:style>
    <style:style style:name="T51" style:family="text">
      <style:text-properties style:font-name="Calibri Light" fo:font-size="13pt" officeooo:rsid="0130e0f9" style:font-name-asian="Calibri2" style:font-size-asian="13pt" style:font-name-complex="Noto Sans Arabic" style:font-size-complex="13pt"/>
    </style:style>
    <style:style style:name="T52" style:family="text">
      <style:text-properties style:font-name="Calibri Light" fo:font-size="13pt" officeooo:rsid="01340805" style:font-name-asian="Calibri2" style:font-size-asian="13pt" style:font-name-complex="Noto Sans Arabic" style:font-size-complex="13pt"/>
    </style:style>
    <style:style style:name="T53" style:family="text">
      <style:text-properties style:font-name="Calibri Light" fo:font-size="13pt" officeooo:rsid="01370545" style:font-name-asian="Calibri2" style:font-size-asian="13pt" style:font-name-complex="Noto Sans Arabic" style:font-size-complex="13pt"/>
    </style:style>
    <style:style style:name="T54" style:family="text">
      <style:text-properties style:font-name="Calibri Light" fo:font-size="13pt" officeooo:rsid="011bea3a" style:font-name-asian="Calibri2" style:font-size-asian="13pt" style:font-name-complex="Noto Sans Arabic" style:font-size-complex="13pt"/>
    </style:style>
    <style:style style:name="T55" style:family="text">
      <style:text-properties style:font-name="Calibri Light" fo:font-size="13pt" fo:font-weight="bold" officeooo:rsid="0130892a" style:font-name-asian="Calibri2" style:font-size-asian="13pt" style:font-weight-asian="bold" style:font-name-complex="Noto Sans Arabic" style:font-size-complex="13pt" style:font-weight-complex="bold"/>
    </style:style>
    <style:style style:name="T56" style:family="text">
      <style:text-properties style:font-name="Calibri Light" fo:font-size="13pt" fo:font-weight="bold" officeooo:rsid="01324b0f" style:font-name-asian="Calibri2" style:font-size-asian="13pt" style:font-weight-asian="bold" style:font-name-complex="Noto Sans Arabic" style:font-size-complex="13pt" style:font-weight-complex="bold"/>
    </style:style>
    <style:style style:name="T57" style:family="text">
      <style:text-properties style:font-name="Calibri Light" fo:font-size="13pt" fo:font-weight="bold" officeooo:rsid="012f4f20" style:font-name-asian="Calibri2" style:font-size-asian="13pt" style:font-weight-asian="bold" style:font-name-complex="Noto Sans Arabic" style:font-size-complex="13pt" style:font-weight-complex="bold"/>
    </style:style>
    <style:style style:name="T58" style:family="text">
      <style:text-properties style:font-name="Calibri Light" fo:font-size="13pt" fo:font-weight="bold" officeooo:rsid="01340805" style:font-name-asian="Calibri2" style:font-size-asian="13pt" style:font-weight-asian="bold" style:font-name-complex="Noto Sans Arabic" style:font-size-complex="13pt" style:font-weight-complex="bold"/>
    </style:style>
    <style:style style:name="T59" style:family="text">
      <style:text-properties style:font-name="Calibri Light" fo:font-size="13pt" fo:font-weight="bold" officeooo:rsid="01370545" style:font-name-asian="Calibri2" style:font-size-asian="13pt" style:font-weight-asian="bold" style:font-name-complex="Noto Sans Arabic" style:font-size-complex="13pt" style:font-weight-complex="bold"/>
    </style:style>
    <style:style style:name="T60" style:family="text">
      <style:text-properties style:font-name="Calibri Light" fo:font-size="13pt" fo:font-weight="bold" officeooo:rsid="01375799" style:font-name-asian="Calibri2" style:font-size-asian="13pt" style:font-weight-asian="bold" style:font-name-complex="Noto Sans Arabic" style:font-size-complex="13pt" style:font-weight-complex="bold"/>
    </style:style>
    <style:style style:name="T61" style:family="text">
      <style:text-properties style:font-name="Calibri Light" fo:font-size="13pt" fo:font-style="normal" fo:font-weight="normal" officeooo:rsid="01370545" style:font-name-asian="Calibri2" style:font-size-asian="13pt" style:font-style-asian="normal" style:font-weight-asian="normal" style:font-name-complex="Noto Sans Arabic" style:font-size-complex="13pt" style:font-style-complex="normal" style:font-weight-complex="normal"/>
    </style:style>
    <style:style style:name="T62" style:family="text">
      <style:text-properties style:font-name="Calibri Light" fo:font-size="13pt" fo:font-weight="normal" officeooo:rsid="01375799" style:font-name-asian="Calibri2" style:font-size-asian="13pt" style:font-weight-asian="normal" style:font-name-complex="Noto Sans Arabic" style:font-size-complex="13pt" style:font-weight-complex="normal"/>
    </style:style>
    <style:style style:name="T63" style:family="text">
      <style:text-properties officeooo:rsid="00ff1531"/>
    </style:style>
    <style:style style:name="T64" style:family="text">
      <style:text-properties officeooo:rsid="010489e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10bc8de" style:font-weight-asian="bold" style:font-weight-complex="bold"/>
    </style:style>
    <style:style style:name="T67" style:family="text">
      <style:text-properties fo:font-weight="bold" officeooo:rsid="012d5907" style:font-weight-asian="bold" style:font-weight-complex="bold"/>
    </style:style>
    <style:style style:name="T68" style:family="text">
      <style:text-properties fo:font-weight="bold" officeooo:rsid="015c88da" style:font-weight-asian="bold" style:font-weight-complex="bold"/>
    </style:style>
    <style:style style:name="T69" style:family="text">
      <style:text-properties style:text-position="super 58%"/>
    </style:style>
    <style:style style:name="T70" style:family="text">
      <style:text-properties officeooo:rsid="012d5907"/>
    </style:style>
    <style:style style:name="T71" style:family="text">
      <style:text-properties style:font-name="Calibri" fo:font-size="28pt" fo:letter-spacing="-0.0071in" fo:font-weight="bold" officeooo:rsid="012d5907" style:letter-kerning="true" style:font-name-asian="Calibri2" style:font-size-asian="28pt" style:font-weight-asian="bold" style:font-name-complex="Calibri2" style:font-size-complex="28pt"/>
    </style:style>
    <style:style style:name="T72" style:family="text">
      <style:text-properties style:font-name="Calibri" fo:font-size="28pt" fo:letter-spacing="-0.0071in" fo:font-weight="bold" officeooo:rsid="00f5c246" style:letter-kerning="true" style:font-name-asian="Calibri2" style:font-size-asian="28pt" style:font-weight-asian="bold" style:font-name-complex="Calibri2" style:font-size-complex="28pt"/>
    </style:style>
    <style:style style:name="T73" style:family="text">
      <style:text-properties officeooo:rsid="01485c24"/>
    </style:style>
    <style:style style:name="T74" style:family="text">
      <style:text-properties officeooo:rsid="010cc0b5"/>
    </style:style>
    <style:style style:name="T75" style:family="text">
      <style:text-properties officeooo:rsid="014a48a0"/>
    </style:style>
    <style:style style:name="T76" style:family="text">
      <style:text-properties officeooo:rsid="014ea70e"/>
    </style:style>
    <style:style style:name="T77" style:family="text">
      <style:text-properties officeooo:rsid="015057c8"/>
    </style:style>
    <style:style style:name="T78" style:family="text">
      <style:text-properties officeooo:rsid="0153da97"/>
    </style:style>
    <style:style style:name="T79" style:family="text">
      <style:text-properties officeooo:rsid="01546cdb"/>
    </style:style>
    <style:style style:name="T80" style:family="text">
      <style:text-properties officeooo:rsid="015a1280"/>
    </style:style>
    <style:style style:name="T81" style:family="text">
      <style:text-properties officeooo:rsid="015c88da"/>
    </style:style>
    <style:style style:name="T82" style:family="text">
      <style:text-properties fo:font-weight="normal" officeooo:rsid="015c88da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39"/>
      <text:p text:style-name="P39"/>
      <text:p text:style-name="P39"/>
      <text:p text:style-name="P39"/>
      <text:p text:style-name="P40">Linked List</text:p>
      <text:p text:style-name="Standard"/>
      <text:p text:style-name="P53"/>
      <text:p text:style-name="P55">Requirements Definition</text:p>
      <text:p text:style-name="P54"/>
      <text:p text:style-name="P9"/>
      <text:p text:style-name="Standard"/>
      <text:p text:style-name="Standard"/>
      <text:p text:style-name="Standard"/>
      <text:p text:style-name="P41"><text:span text:style-name="T71">Linked</text:span><text:span text:style-name="T72"> </text:span><text:span text:style-name="T71">List</text:span></text:p>
      <text:p text:style-name="Standard"/>
      <text:p text:style-name="Standard"/>
      <text:p text:style-name="Standard"/>
      <text:p text:style-name="P13">Partigiano Pratice</text:p>
      <text:p text:style-name="P12">Greece</text:p>
      <text:p text:style-name="P56"/>
      <text:p text:style-name="P56"/>
      <text:p text:style-name="P56"/>
      <text:p text:style-name="Standard"><text:span text:style-name="T11">Συγγραφέας</text:span><text:span text:style-name="T10">:</text:span></text:p>
      <text:p text:style-name="P11"><text:span text:style-name="T7">P</text:span><text:span text:style-name="T8">artigiano</text:span><text:span text:style-name="T9">.</text:span></text:p>
      <text:p text:style-name="P16"/>
      <text:p text:style-name="P15"/>
      <text:p text:style-name="P15"/>
      <text:p text:style-name="P15"/>
      <text:p text:style-name="P15"/>
      <text:p text:style-name="Standard"><text:span text:style-name="T12">Client</text:span><text:span text:style-name="T10">:</text:span></text:p>
      <text:p text:style-name="P14">Unknown Organization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67"><text:a xlink:type="simple" xlink:href="#__RefHeading___Toc27756_756234976" text:style-name="Index_20_Link" text:visited-style-name="Index_20_Link">Chapter 1: Version History<text:tab/>4</text:a></text:p>
          <text:p text:style-name="P68"><text:a xlink:type="simple" xlink:href="#__RefHeading___Toc27760_756234976" text:style-name="Index_20_Link" text:visited-style-name="Index_20_Link">1.1 History Table<text:tab/>4</text:a></text:p>
          <text:p text:style-name="P67"><text:a xlink:type="simple" xlink:href="#__RefHeading___Toc27774_756234976" text:style-name="Index_20_Link" text:visited-style-name="Index_20_Link">Chapter 2: Introduction<text:tab/>5</text:a></text:p>
          <text:p text:style-name="P68"><text:a xlink:type="simple" xlink:href="#__RefHeading___Toc29552_756234976" text:style-name="Index_20_Link" text:visited-style-name="Index_20_Link">2.1 Objective<text:tab/>5</text:a></text:p>
          <text:p text:style-name="P69"><text:a xlink:type="simple" xlink:href="#__RefHeading___Toc38344_756234976" text:style-name="Index_20_Link" text:visited-style-name="Index_20_Link">The objective of this project is to develop a robust, one-way </text:a><text:a xlink:type="simple" xlink:href="#__RefHeading___Toc38344_756234976" text:style-name="Index_20_Link" text:visited-style-name="Index_20_Link"><text:span text:style-name="T1">linked list</text:span></text:a><text:a xlink:type="simple" xlink:href="#__RefHeading___Toc38344_756234976" text:style-name="Index_20_Link" text:visited-style-name="Index_20_Link">.<text:tab/>5</text:a></text:p>
          <text:p text:style-name="P67"><text:a xlink:type="simple" xlink:href="#__RefHeading___Toc36687_756234976" text:style-name="Index_20_Link" text:visited-style-name="Index_20_Link">Chapter 3: Development process and organization issues<text:tab/>6</text:a></text:p>
          <text:p text:style-name="P68"><text:a xlink:type="simple" xlink:href="#__RefHeading___Toc36689_756234976" text:style-name="Index_20_Link" text:visited-style-name="Index_20_Link">3.1 The Aproach<text:tab/>6</text:a></text:p>
          <text:p text:style-name="P68"><text:a xlink:type="simple" xlink:href="#__RefHeading___Toc36691_756234976" text:style-name="Index_20_Link" text:visited-style-name="Index_20_Link">3.2 Issues<text:tab/>6</text:a></text:p>
          <text:p text:style-name="P67"><text:a xlink:type="simple" xlink:href="#__RefHeading___Toc36693_756234976" text:style-name="Index_20_Link" text:visited-style-name="Index_20_Link">Chapter 4: Functional Requirements / User Stories<text:tab/>7</text:a></text:p>
          <text:p text:style-name="P68"><text:a xlink:type="simple" xlink:href="#__RefHeading___Toc36695_756234976" text:style-name="Index_20_Link" text:visited-style-name="Index_20_Link">4.1 General User Stories<text:tab/>7</text:a></text:p>
          <text:p text:style-name="P67"><text:a xlink:type="simple" xlink:href="#__RefHeading___Toc36699_756234976" text:style-name="Index_20_Link" text:visited-style-name="Index_20_Link">Chapter 5: Non-Functional Requirements<text:tab/>8</text:a></text:p>
          <text:p text:style-name="P67"><text:a xlink:type="simple" xlink:href="#__RefHeading___Toc7068_2368834527" text:style-name="Index_20_Link" text:visited-style-name="Index_20_Link">Chapter6:Technical Requirements/Constraints/Recomendations<text:tab/>9</text:a></text:p>
          <text:p text:style-name="P68"><text:a xlink:type="simple" xlink:href="#__RefHeading___Toc7070_2368834527" text:style-name="Index_20_Link" text:visited-style-name="Index_20_Link">6.1 Technologies<text:tab/>9</text:a></text:p>
        </text:index-body>
      </text:table-of-content>
      <text:p text:style-name="P57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Table of Referenc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Table of References</text:p>
          </text:index-title>
        </text:index-body>
      </text:table-index>
      <text:p text:style-name="P57"/>
      <text:h text:style-name="P8" text:outline-level="1"><text:bookmark-start text:name="__RefHeading___Toc27756_756234976"/><text:span text:style-name="T25">Chapter</text:span><text:bookmark-start text:name="_Toc486705281"/> 1: <text:bookmark-end text:name="_Toc486705281"/><text:span text:style-name="T16">Version History</text:span><text:bookmark-end text:name="__RefHeading___Toc27756_756234976"/></text:h>
      <text:p text:style-name="Standard"/>
      <text:h text:style-name="P19" text:outline-level="2"><text:bookmark text:name="_Toc486705282"/></text:h>
      <text:list xml:id="list959758224" text:style-name="WWNum3">
        <text:list-item>
          <text:list>
            <text:list-item>
              <text:h text:style-name="P71" text:outline-level="2"><text:bookmark-start text:name="__RefHeading___Toc27760_756234976"/><text:bookmark-start text:name="_Toc486705284"/><text:bookmark-start text:name="_Ref484779425"/><text:bookmark-start text:name="_Toc486705283"/><text:bookmark-start text:name="_Ref484779446"/><text:bookmark-start text:name="_Ref484779431"/><text:span text:style-name="T27">H</text:span><text:bookmark-end text:name="_Toc486705284"/><text:bookmark-end text:name="_Ref484779425"/><text:bookmark-end text:name="_Toc486705283"/><text:bookmark-end text:name="_Ref484779446"/><text:bookmark-end text:name="_Ref484779431"/><text:span text:style-name="T26">istory Table</text:span><text:bookmark-end text:name="__RefHeading___Toc27760_756234976"/></text:h>
            </text:list-item>
          </text:list>
        </text:list-item>
      </text:list>
      <text:p text:style-name="P49"/>
      <table:table table:name="Table1" table:style-name="Table1">
        <table:table-column table:style-name="Table1.A" table:number-columns-repeated="3"/>
        <table:table-column table:style-name="Table1.D"/>
        <table:table-row table:style-name="TableLine94522213822752">
          <table:table-cell table:style-name="Table1.A1" office:value-type="string">
            <text:p text:style-name="Table_20_Contents"><text:s text:c="15"/><text:span text:style-name="T66">Date</text:span></text:p>
          </table:table-cell>
          <table:table-cell table:style-name="Table1.A1" office:value-type="string">
            <text:p text:style-name="Table_20_Contents"><text:s text:c="12"/><text:span text:style-name="T66">Version</text:span></text:p>
          </table:table-cell>
          <table:table-cell table:style-name="Table1.A1" office:value-type="string">
            <text:p text:style-name="Table_20_Contents"><text:s text:c="6"/><text:span text:style-name="T66">Description</text:span></text:p>
          </table:table-cell>
          <table:table-cell table:style-name="Table1.D1" office:value-type="string">
            <text:p text:style-name="Table_20_Contents"><text:s text:c="9"/><text:span text:style-name="T66">Author</text:span></text:p>
          </table:table-cell>
        </table:table-row>
        <table:table-row table:style-name="TableLine94522213512320">
          <table:table-cell table:style-name="Table1.A2" office:value-type="string">
            <text:p text:style-name="P65"><text:span text:style-name="T75">2</text:span><text:span text:style-name="T73">0</text:span><text:span text:style-name="T74">/</text:span><text:span text:style-name="T73">3</text:span><text:span text:style-name="T74">/202</text:span><text:span text:style-name="T73">5</text:span></text:p>
          </table:table-cell>
          <table:table-cell table:style-name="Table1.A2" office:value-type="string">
            <text:p text:style-name="P33">&lt;1.0&gt;</text:p>
          </table:table-cell>
          <table:table-cell table:style-name="Table1.A2" office:value-type="string">
            <text:p text:style-name="P33">1<text:span text:style-name="T69">st</text:span> version of the requirements definition document</text:p>
          </table:table-cell>
          <table:table-cell table:style-name="Table1.D2" office:value-type="string">
            <text:p text:style-name="P33">Partigiano</text:p>
          </table:table-cell>
        </table:table-row>
      </table:table>
      <text:p text:style-name="P49"/>
      <text:p text:style-name="P45"/>
      <text:h text:style-name="P7" text:outline-level="1"><text:bookmark-start text:name="__RefHeading___Toc27774_756234976"/><text:span text:style-name="T25">Chapter</text:span><text:bookmark-start text:name="_Toc486705290"/> 2: <text:bookmark-end text:name="_Toc486705290"/><text:s/><text:span text:style-name="T17">Introduction</text:span><text:bookmark-end text:name="__RefHeading___Toc27774_756234976"/></text:h>
      <text:p text:style-name="Standard"/>
      <text:h text:style-name="P18" text:outline-level="2"><text:bookmark-start text:name="__RefHeading___Toc29552_756234976"/><text:bookmark-start text:name="_Toc486705291"/>2.1<text:tab/><text:bookmark-end text:name="_Toc486705291"/><text:span text:style-name="T32">Objective</text:span> <text:bookmark-end text:name="__RefHeading___Toc29552_756234976"/></text:h>
      <text:p text:style-name="P58"/>
      <text:h text:style-name="P23" text:outline-level="3"><text:bookmark-start text:name="__RefHeading___Toc38344_756234976"/>The objective of this project is to develop a <text:span text:style-name="T67">robust</text:span><text:span text:style-name="T70">, </text:span><text:span text:style-name="T67">one-way </text:span><text:span text:style-name="T5">linked list</text:span>.<text:bookmark-end text:name="__RefHeading___Toc38344_756234976"/></text:h>
      <text:p text:style-name="P59"/>
      <text:h text:style-name="P6" text:outline-level="1"><text:bookmark-start text:name="__RefHeading___Toc36687_756234976"/><text:span text:style-name="T25">Chapter</text:span><text:bookmark-start text:name="_Toc4867052902"/><text:span text:style-name="T38"> </text:span><text:span text:style-name="T39">3</text:span><text:span text:style-name="T38">: </text:span><text:bookmark-end text:name="_Toc4867052902"/><text:span text:style-name="T63">Development process and organization issues</text:span><text:bookmark-end text:name="__RefHeading___Toc36687_756234976"/></text:h>
      <text:p text:style-name="P60"/>
      <text:h text:style-name="P20" text:outline-level="2"><text:bookmark-start text:name="__RefHeading___Toc36689_756234976"/><text:span text:style-name="T39">3</text:span><text:bookmark-start text:name="_Toc4867052916"/><text:span text:style-name="T38">.1<text:tab/></text:span><text:bookmark-end text:name="_Toc4867052916"/><text:span text:style-name="T33">The Aproach</text:span><text:bookmark-end text:name="__RefHeading___Toc36689_756234976"/></text:h>
      <text:p text:style-name="P50"/>
      <text:p text:style-name="P61"><text:span text:style-name="T40">The development team will implement the “Scrum” approach to put through this project, i.e., plan a number of sprints during which the team shall implement </text:span><text:span text:style-name="T43">user stories</text:span><text:span text:style-name="T40"> from the project backlog and their </text:span><text:span text:style-name="T43">tests</text:span><text:span text:style-name="T40">. The deadline for the project is </text:span><text:span text:style-name="T42">30</text:span><text:span text:style-name="T40">/</text:span><text:span text:style-name="T41">3</text:span><text:span text:style-name="T40">/202</text:span><text:span text:style-name="T41">5</text:span><text:span text:style-name="T40">.</text:span></text:p>
      <text:p text:style-name="P25"/>
      <text:p text:style-name="P46"/>
      <text:h text:style-name="P20" text:outline-level="2"><text:bookmark-start text:name="__RefHeading___Toc36691_756234976"/><text:span text:style-name="T29">3</text:span><text:bookmark-start text:name="_Toc48670529121"/><text:span text:style-name="T27">.</text:span><text:span text:style-name="T28">2</text:span><text:span text:style-name="T27"><text:tab/></text:span><text:bookmark-end text:name="_Toc48670529121"/><text:span text:style-name="T33">Issues</text:span><text:bookmark-end text:name="__RefHeading___Toc36691_756234976"/></text:h>
      <text:p text:style-name="P50"/>
      <text:p text:style-name="P62">--</text:p>
      <text:p text:style-name="P24"/>
      <text:h text:style-name="P3" text:outline-level="1"><text:bookmark-start text:name="__RefHeading___Toc36693_756234976"/><text:span text:style-name="T25">Chapter</text:span><text:bookmark-start text:name="_Toc48670529021"/><text:span text:style-name="T13"> </text:span><text:span text:style-name="T14">4</text:span><text:span text:style-name="T13">: </text:span><text:bookmark-end text:name="_Toc48670529021"/><text:span text:style-name="T13"><text:s/></text:span><text:span text:style-name="T15">Functional Requirements / User Stories</text:span><text:bookmark-end text:name="__RefHeading___Toc36693_756234976"/></text:h>
      <text:p text:style-name="P48"/>
      <text:h text:style-name="P21" text:outline-level="2"><text:bookmark-start text:name="__RefHeading___Toc36695_756234976"/><text:span text:style-name="T31">4</text:span><text:bookmark-start text:name="_Toc48670529161"/><text:span text:style-name="T30">.1<text:tab/></text:span><text:bookmark-end text:name="_Toc48670529161"/><text:span text:style-name="T34">General User Stories</text:span><text:bookmark-end text:name="__RefHeading___Toc36695_756234976"/></text:h>
      <text:p text:style-name="P24"/>
      <text:p text:style-name="P4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US ID</text:p>
          </table:table-cell>
          <table:table-cell table:style-name="Table2.B1" office:value-type="string">
            <text:p text:style-name="P27"><text:s/><text:span text:style-name="T64">User story</text:span></text:p>
          </table:table-cell>
        </table:table-row>
        <table:table-row table:style-name="TableLine94522213733920">
          <table:table-cell table:style-name="Table2.A2" office:value-type="string">
            <text:p text:style-name="P28">US1</text:p>
          </table:table-cell>
          <table:table-cell table:style-name="Table2.B2" office:value-type="string">
            <text:p text:style-name="P34"><text:span text:style-name="T44">As a user, </text:span><text:span text:style-name="T45">I want to be able to </text:span><text:span text:style-name="T57">create</text:span><text:span text:style-name="T46"> my linked list</text:span><text:span text:style-name="T45">.</text:span></text:p>
          </table:table-cell>
        </table:table-row>
        <table:table-row table:style-name="TableLine94522213735200">
          <table:table-cell table:style-name="Table2.A2" office:value-type="string">
            <text:p text:style-name="P29">US2</text:p>
          </table:table-cell>
          <table:table-cell table:style-name="Table2.B2" office:value-type="string">
            <text:p text:style-name="P35"><text:span text:style-name="T47">As a user, </text:span><text:span text:style-name="T48">I want to be able to </text:span><text:span text:style-name="T55">add no</text:span><text:span text:style-name="T56">des</text:span><text:span text:style-name="T49"> to my linked list, </text:span><text:span text:style-name="T53">either in </text:span><text:span text:style-name="T59">start</text:span><text:span text:style-name="T53"> </text:span><text:span text:style-name="T61">or</text:span><text:span text:style-name="T53"> </text:span><text:span text:style-name="T59">finish </text:span><text:span text:style-name="T62">or </text:span><text:span text:style-name="T60">at index</text:span><text:span text:style-name="T62"> ‘n’</text:span><text:span text:style-name="T48">.</text:span></text:p>
          </table:table-cell>
        </table:table-row>
        <table:table-row table:style-name="TableLine94522213735840">
          <table:table-cell table:style-name="Table2.A2" office:value-type="string">
            <text:p text:style-name="P30">US3</text:p>
          </table:table-cell>
          <table:table-cell table:style-name="Table2.B2" office:value-type="string">
            <text:p text:style-name="P36"><text:span text:style-name="T47">As a user, </text:span><text:span text:style-name="T50">I want to be able to </text:span><text:span text:style-name="T51">be flexible, in the sense of the data that my nodes will hold</text:span><text:span text:style-name="T50">.</text:span></text:p>
          </table:table-cell>
        </table:table-row>
        <table:table-row table:style-name="TableLine94522213736480">
          <table:table-cell table:style-name="Table2.A2" office:value-type="string">
            <text:p text:style-name="P31">US4</text:p>
          </table:table-cell>
          <table:table-cell table:style-name="Table2.B2" office:value-type="string">
            <text:p text:style-name="P38"><text:span text:style-name="T47">As a user, </text:span><text:span text:style-name="T50">I want to be </text:span><text:span text:style-name="T52">able to </text:span><text:span text:style-name="T58">delete</text:span><text:span text:style-name="T52"> a node of my linked list </text:span><text:span text:style-name="T53">either in </text:span><text:span text:style-name="T59">start</text:span><text:span text:style-name="T53"> </text:span><text:span text:style-name="T61">or</text:span><text:span text:style-name="T53"> </text:span><text:span text:style-name="T59">finish </text:span><text:span text:style-name="T62">or </text:span><text:span text:style-name="T60">at index</text:span><text:span text:style-name="T62"> ‘n’</text:span><text:span text:style-name="T50">.</text:span></text:p>
          </table:table-cell>
        </table:table-row>
        <table:table-row table:style-name="TableLine94522213737120">
          <table:table-cell table:style-name="Table2.A2" office:value-type="string">
            <text:p text:style-name="P32">US5</text:p>
          </table:table-cell>
          <table:table-cell table:style-name="Table2.B2" office:value-type="string">
            <text:p text:style-name="P37"><text:span text:style-name="T47">As a user, </text:span><text:span text:style-name="T53">I want to be able to </text:span><text:span text:style-name="T59">retrieve</text:span><text:span text:style-name="T53"> the </text:span><text:span text:style-name="T59">data</text:span><text:span text:style-name="T53"> that a node holds</text:span><text:span text:style-name="T54">.</text:span></text:p>
          </table:table-cell>
        </table:table-row>
      </table:table>
      <text:p text:style-name="P47"/>
      <text:p text:style-name="P47"/>
      <text:p text:style-name="P72"><text:bookmark-start text:name="__RefHeading___Toc36697_756234976"/><text:bookmark-end text:name="__RefHeading___Toc36697_756234976"/></text:p>
      <text:p text:style-name="P26"/>
      <text:h text:style-name="P5" text:outline-level="1"><text:bookmark-start text:name="__RefHeading___Toc36699_756234976"/><text:span text:style-name="T24">Chapter</text:span><text:bookmark-start text:name="_Toc486705290211"/><text:span text:style-name="T13"> </text:span><text:span text:style-name="T18">5</text:span><text:span text:style-name="T13">: </text:span><text:bookmark-end text:name="_Toc486705290211"/><text:span text:style-name="T13"><text:s/></text:span><text:span text:style-name="T19">Non-Functional Requirements</text:span><text:bookmark-end text:name="__RefHeading___Toc36699_756234976"/></text:h>
      <text:p text:style-name="P24"/>
      <text:p text:style-name="P78"><text:span text:style-name="T65">[NF1] Maintainability</text:span>: <text:span text:style-name="T76">In software engineering, maintainability is the degree of effectiveness and effi</text:span><text:span text:style-name="T77">ciency </text:span><text:span text:style-name="T78">with which a product or system can be modifiend by the maintainers. </text:span><text:span text:style-name="T79">In the case of this project, we specifically focus on the following concerns:</text:span></text:p>
      <text:list xml:id="list184485756" text:style-name="L2">
        <text:list-item>
          <text:p text:style-name="P79"><text:span text:style-name="T65">[NF1.1]</text:span> <text:span text:style-name="T65">File-separation</text:span>. Each file has a specific role/purpose and <text:span text:style-name="T65">does not account</text:span> for how or what other files are doing, as long as, their interface is being met.</text:p>
        </text:list-item>
        <text:list-item>
          <text:p text:style-name="P79"><text:span text:style-name="T65">[NF1.2] Single-job functions</text:span>. Each function of each file has one specific job to do.</text:p>
        </text:list-item>
        <text:list-item>
          <text:p text:style-name="P80"><text:span text:style-name="T65">[NF1.3] Function Override</text:span>. Support function override to being able to <text:span text:style-name="T65">execute functions in an order that may not be known at compile time</text:span> AND without doing so without using conditional statements. This will be done via <text:span text:style-name="T65">Function Pointers</text:span>. <text:span text:style-name="T80">This is particularly useful to avoid compiler screaming at you for multiple function definitions, and doing so with function pointers will contribute to project’s maintainability. </text:span><text:span text:style-name="T68">Drawbacks</text:span><text:span text:style-name="T81">: </text:span><text:span text:style-name="T68">No </text:span><text:span text:style-name="T82">good</text:span><text:span text:style-name="T81"> </text:span><text:span text:style-name="T68">pipeline</text:span><text:span text:style-name="T81"> and </text:span><text:span text:style-name="T68">branch predictions</text:span><text:span text:style-name="T81">. Such is life.</text:span></text:p>
        </text:list-item>
      </text:list>
      <text:p text:style-name="P78"/>
      <text:p text:style-name="P78"><text:span text:style-name="T65">[NF2] Usability</text:span>: In software engineering, usability concerns the ease of use and learnability. In the context of this project, the software is written is such way. That is should be <text:span text:style-name="T65">easy</text:span> for the fellow programmer <text:span text:style-name="T65">to use</text:span>, via <text:span text:style-name="T65">.h files only</text:span>.<text:line-break/>Furthermore, if he/she wants to learn <text:span text:style-name="T65">more details</text:span> about it, the <text:span text:style-name="T65">.c files</text:span> should also be a piece of cake to follow, with a smirk on the face.</text:p>
      <text:h text:style-name="P4" text:outline-level="1"><text:bookmark-start text:name="__RefHeading___Toc7068_2368834527"/><text:span text:style-name="T23">Chapter</text:span><text:bookmark-start text:name="_Toc4867052902111"/><text:span text:style-name="T20">6</text:span><text:span text:style-name="T13">:</text:span><text:bookmark-end text:name="_Toc4867052902111"/><text:span text:style-name="T21">Technical Requirements/Constraints/</text:span><text:span text:style-name="T22">Recomendations</text:span><text:bookmark-end text:name="__RefHeading___Toc7068_2368834527"/></text:h>
      <text:p text:style-name="P51"/>
      <text:h text:style-name="P22" text:outline-level="2"><text:bookmark-start text:name="__RefHeading___Toc7070_2368834527"/><text:span text:style-name="T35">6</text:span><text:bookmark-start text:name="_Toc4867052916111"/><text:span text:style-name="T36">.1<text:tab/></text:span><text:bookmark-end text:name="_Toc4867052916111"/><text:span text:style-name="T37">Technologies</text:span><text:bookmark-end text:name="__RefHeading___Toc7070_2368834527"/></text:h>
      <text:p text:style-name="P52"/>
      <text:p text:style-name="P63">Following, there is a list of technologies that Object Army uses to develop its clean software:</text:p>
      <text:list xml:id="list2001117964" text:style-name="L1">
        <text:list-item>
          <text:p text:style-name="P74">C </text:p>
        </text:list-item>
        <text:list-item>
          <text:p text:style-name="P74">Clion</text:p>
        </text:list-item>
        <text:list-item>
          <text:p text:style-name="P75">CUnit</text:p>
        </text:list-item>
        <text:list-item>
          <text:p text:style-name="P74">Github</text:p>
        </text:list-item>
      </text:list>
      <text:p text:style-name="P76"><text:bookmark-start text:name="__RefHeading___Toc7076_2368834527"/><text:bookmark-end text:name="__RefHeading___Toc7076_2368834527"/></text:p>
      <text:p text:style-name="P73"><text:bookmark-start text:name="__RefHeading___Toc27836_756234976"/><text:bookmark-end text:name="__RefHeading___Toc27836_756234976"/></text:p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Bibliography" style:family="paragraph" style:parent-style-name="Standard" style:next-style-name="Standard" style:default-outline-level=""/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74in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fedd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1452947" style:font-style-asian="italic" style:font-style-complex="italic"/>
    </style:style>
    <style:style style:name="MT2" style:family="text">
      <style:text-properties fo:font-style="italic" officeooo:rsid="001feddf" style:font-style-asian="italic" style:font-style-complex="italic"/>
    </style:style>
    <style:style style:name="MT3" style:family="text">
      <style:text-properties fo:font-style="italic" officeooo:rsid="01485c24" style:font-style-asian="italic" style:font-style-complex="italic"/>
    </style:style>
    <style:style style:name="MT4" style:family="text">
      <style:text-properties officeooo:rsid="0020e9d6"/>
    </style:style>
    <style:page-layout style:name="Mpm1">
      <style:page-layout-properties fo:page-width="8.2681in" fo:page-height="11.6929in" style:num-format="1" style:print-orientation="portrait" fo:margin-top="1in" fo:margin-bottom="0.2799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7201in" fo:margin-left="0in" fo:margin-right="0in" fo:margin-top="0.680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0.2756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244in" fo:margin-left="0in" fo:margin-right="0in" fo:margin-top="0.6846in" style:dynamic-spacing="true"/>
      </style:footer-style>
    </style:page-layout>
    <style:page-layout style:name="Mpm5">
      <style:page-layout-properties fo:page-width="11.6929in" fo:page-height="8.2681in" style:num-format="1" style:print-orientation="landscape" fo:margin-top="1.25in" fo:margin-bottom="0.2756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44in" fo:margin-left="0in" fo:margin-right="0in" fo:margin-top="0.9346in" style:dynamic-spacing="true"/>
      </style:footer-style>
    </style:page-layout>
    <style:page-layout style:name="Mpm6">
      <style:page-layout-properties fo:page-width="11.6929in" fo:page-height="8.2681in" style:num-format="1" style:print-orientation="landscape" fo:margin-top="1.25in" fo:margin-bottom="0.2799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01in" fo:margin-left="0in" fo:margin-right="0in" fo:margin-top="0.9307in" style:dynamic-spacing="true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2799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807in" style:dynamic-spacing="true"/>
      </style:footer-style>
    </style:page-layout>
    <style:page-layout style:name="Mpm8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0.2799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201in" fo:margin-left="0in" fo:margin-right="0in" fo:margin-top="0.6807in" style:dynamic-spacing="true"/>
      </style:footer-style>
    </style:page-layout>
    <style:page-layout style:name="Mpm10">
      <style:page-layout-properties fo:page-width="11.6929in" fo:page-height="8.2681in" style:num-format="1" style:print-orientation="landscape" fo:margin-top="1.25in" fo:margin-bottom="0.4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5in" fo:margin-left="0in" fo:margin-right="0in" fo:margin-top="0.8102in" style:dynamic-spacing="true"/>
      </style:footer-style>
    </style:page-layout>
    <style:page-layout style:name="Mpm11">
      <style:page-layout-properties fo:page-width="8.2681in" fo:page-height="11.6929in" style:num-format="1" style:print-orientation="portrait" fo:margin-top="0.5in" fo:margin-bottom="0.2799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807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arch</text:span><text:span text:style-name="MT2"> 202</text:span><text:span text:style-name="MT3">5</text:span></text:p>
      </style:header>
      <style:footer>
        <text:p text:style-name="MP2"><text:span text:style-name="MT4">Σελίδα</text:span> | <text:page-number text:select-page="current">9</text:page-number><text:s/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First_20_Page" style:display-name="First Page" style:page-layout-name="Mpm3" style:next-style-name="Standard"/>
    <style:master-page style:name="Converted9" style:page-layout-name="Mpm4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0" style:page-layout-name="Mpm5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2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3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4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7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8" style:page-layout-name="Mpm10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9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0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2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3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4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5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6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7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8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9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0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2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3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4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7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8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9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0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2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3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4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7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8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9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50" style:page-layout-name="Mpm11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51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Endnot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orghis Pournaras</meta:initial-creator>
    <meta:editing-cycles>301</meta:editing-cycles>
    <meta:print-date>2017-07-02T15:38:00</meta:print-date>
    <meta:creation-date>2017-07-01T18:46:00</meta:creation-date>
    <dc:date>2025-03-30T14:46:35.115056563</dc:date>
    <meta:editing-duration>PT17H58M44S</meta:editing-duration>
    <meta:generator>LibreOffice/6.4.7.2$Linux_X86_64 LibreOffice_project/40$Build-2</meta:generator>
    <meta:document-statistic meta:table-count="2" meta:image-count="0" meta:object-count="0" meta:page-count="9" meta:paragraph-count="114" meta:word-count="693" meta:character-count="3768" meta:non-whitespace-character-count="31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